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ext-properties fo:color="#15156c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7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4" office:value-type="string" calcext:value-type="string">
            <text:p>3718</text:p>
          </table:table-cell>
          <table:table-cell table:number-columns-repeated="1001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29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6"/>
        </table:table-row>
        <table:table-row table:style-name="ro1">
          <table:table-cell table:style-name="ce2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Годовой отчёт за 1 год с ноября до ноября</text:p>
          </table:table-cell>
          <table:table-cell table:style-name="ce2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7:31:08.6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7T18:01:09.273000000</dc:date>
    <meta:editing-duration>P10DT31M25S</meta:editing-duration>
    <meta:editing-cycles>4393</meta:editing-cycles>
    <meta:document-statistic meta:table-count="6" meta:cell-count="12132" meta:object-count="0"/>
    <meta:user-defined meta:name="qrichtext">1</meta:user-defined>
  </office:meta>
</office:document-meta>
</file>